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 </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Wolf Cola: A Public Relations Nightmare</text:p>
      <text:p text:style-name="Standard">Courage the Cowardly Dog</text:p>
      <text:p text:style-name="Standard"><text:s/>Human Habitrail (I too once ran in a wheel)</text:p>
      <text:p text:style-name="Standard"><text:soft-page-break/><text:s/>Everyone Wants to Direct </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text:soft-page-break/>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2012 - The Word Alive</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text:soft-page-break/>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text:soft-page-break/>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5T16:09:12.111000000</dc:date>
    <meta:editing-duration>PT5M20S</meta:editing-duration>
    <meta:editing-cycles>15</meta:editing-cycles>
    <meta:generator>LibreOffice/7.2.1.2$Windows_X86_64 LibreOffice_project/87b77fad49947c1441b67c559c339af8f3517e22</meta:generator>
    <meta:document-statistic meta:table-count="0" meta:image-count="0" meta:object-count="0" meta:page-count="177" meta:paragraph-count="2280" meta:word-count="113971" meta:character-count="629290" meta:non-whitespace-character-count="509371"/>
  </office:meta>
</office:document-meta>
</file>